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1" style:master-page-name="Standard">
      <style:paragraph-properties fo:margin-top="0in" fo:margin-bottom="0in" fo:orphans="2" fo:widows="2" style:page-number="auto"/>
    </style:style>
    <style:style style:name="P6" style:family="paragraph" style:parent-style-name="Heading_20_2">
      <style:paragraph-properties fo:margin-top="0in" fo:margin-bottom="0.0972in" fo:orphans="2" fo:widows="2"/>
    </style:style>
    <style:style style:name="P7" style:family="paragraph" style:parent-style-name="Heading_20_3">
      <style:paragraph-properties fo:margin-top="0.0417in" fo:margin-bottom="0.0693in"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2in" svg:y="0in">
        <draw:image xlink:href="Pictures/20000007000025F9000000C9F0140E06.wmf" xlink:type="simple" xlink:show="embed" xlink:actuate="onLoad">
          <text:p/>
        </draw:image>
      </draw:frame>
      <draw:frame text:anchor-type="page" text:anchor-page-number="1" draw:z-index="11" draw:name="Picture 6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2" draw:name="Picture 6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3" draw:name="Picture 69"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4" draw:name="Picture 70"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5" draw:name="Picture 71"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6" draw:name="Picture 72"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7" draw:name="Picture 73"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8" draw:name="Picture 74"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9" draw:name="Picture 75"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0" draw:name="Picture 76"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1" draw:name="Picture 7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2" draw:name="Picture 7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3" draw:name="Picture 79" draw:style-name="gr2" draw:text-style-name="P8" svg:width="2.7913in" svg:height="0.135in" svg:x="-2in" svg:y="0in">
        <draw:image xlink:href="Pictures/2000000700000FB5000000C94FDA4EAC.wmf" xlink:type="simple" xlink:show="embed" xlink:actuate="onLoad">
          <text:p/>
        </draw:image>
      </draw:frame>
      <text:h text:style-name="P5" text:outline-level="1">Portability Guidelines</text:h>
      <text:p text:style-name="P3"><draw:frame draw:style-name="fr1" draw:name="graphics1" text:anchor-type="as-char" svg:width="6.5in" svg:height="0.1346in" draw:z-index="2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6" text:outline-level="2">Optional Features</text:h>
      <text:p text:style-name="P2">These features may be used by the application if the JDO vendor supports them. Since they are not required features, a portable application must not use them.</text:p>
      <text:h text:style-name="P7"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7"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7"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7"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7" text:outline-level="3">RetainValues</text:h>
      <text:p text:style-name="P2">A portable application should run the same regardless of the setting of the <text:span text:style-name="T1">retainValues</text:span> flag.</text:p>
      <text:h text:style-name="P7"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2"><draw:image xlink:href="Pictures/2000000700000FB5000000C94FDA4EAC.wmf" xlink:type="simple" xlink:show="embed" xlink:actuate="onLoad"/></draw:frame></text:p>
      <text:h text:style-name="P6" text:outline-level="2">Object Model</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3"><draw:image xlink:href="Pictures/2000000700000FB5000000C94FDA4EAC.wmf" xlink:type="simple" xlink:show="embed" xlink:actuate="onLoad"/></draw:frame></text:p>
      <text:h text:style-name="P6" text:outline-level="2">JDO Identity</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6"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5"><draw:image xlink:href="Pictures/2000000700000FB5000000C94FDA4EAC.wmf" xlink:type="simple" xlink:show="embed" xlink:actuate="onLoad"/></draw:frame></text:p>
      <text:h text:style-name="P6"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6"><draw:image xlink:href="Pictures/2000000700000FB5000000C94FDA4EAC.wmf" xlink:type="simple" xlink:show="embed" xlink:actuate="onLoad"/></draw:frame></text:p>
      <text:h text:style-name="P6" text:outline-level="2">XML metadata</text:h>
      <text:p text:style-name="P2">Portable applications will define all persistence-capable classes in the XML metadata.</text:p>
      <text:p text:style-name="P4"><draw:frame draw:style-name="fr1" draw:name="7" text:anchor-type="as-char" svg:width="2.7917in" svg:height="0.1346in" draw:z-index="7"><draw:image xlink:href="Pictures/2000000700000FB5000000C94FDA4EAC.wmf" xlink:type="simple" xlink:show="embed" xlink:actuate="onLoad"/></draw:frame></text:p>
      <text:h text:style-name="P6"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8"><draw:image xlink:href="Pictures/2000000700000FB5000000C94FDA4EAC.wmf" xlink:type="simple" xlink:show="embed" xlink:actuate="onLoad"/></draw:frame></text:p>
      <text:h text:style-name="P6"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9"><draw:image xlink:href="Pictures/2000000700000FB5000000C94FDA4EAC.wmf" xlink:type="simple" xlink:show="embed" xlink:actuate="onLoad"/></draw:frame></text:p>
      <text:h text:style-name="P6"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10"><draw:image xlink:href="Pictures/2000000700000FB5000000C94FDA4EAC.wmf" xlink:type="simple" xlink:show="embed" xlink:actuate="onLoad"/></draw:frame></text:p>
      <text:h text:style-name="P6" text:outline-level="2">Binary Compatibility</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6:03:56.12</meta:creation-date>
    <meta:editing-duration>PT4M49S</meta:editing-duration>
    <meta:generator>OpenOffice.org/3.4$Win32 OpenOffice.org_project/340m1$Build-9590</meta:generator>
    <dc:title>JDO_Chapter</dc:title>
    <dc:date>2012-08-11T10:55:46.38</dc:date>
    <meta:document-statistic meta:table-count="0" meta:image-count="11" meta:object-count="0" meta:page-count="4" meta:paragraph-count="64" meta:word-count="854" meta:character-count="62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